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0.5cm" svg:y="1.25cm">
          <draw:text-box>
            <text:p>Arnold Schwarzenegger <text:s/>(* 1947)</text:p>
          </draw:text-box>
        </draw:frame>
        <draw:frame draw:style-name="gr2" draw:text-style-name="P1" draw:layer="layout" svg:width="6cm" svg:height="1cm" svg:x="10.75cm" svg:y="1.25cm">
          <draw:text-box>
            <text:p>Filme pro Dekade</text:p>
          </draw:text-box>
        </draw:frame>
        <draw:frame draw:style-name="gr3" draw:text-style-name="P3" draw:layer="layout" svg:width="8.5cm" svg:height="11.75cm" svg:x="1.25cm" svg:y="3cm">
          <draw:text-box>
            <text:p text:style-name="P2">Kate Winslets bekanntester Film ist vermutlich <text:span text:style-name="T1">Titanic</text:span>. Den hab ich auch gesehen, ich habe aber einige ihrer anderen Filme wie <text:span text:style-name="T1">Vergiss mein nicht!</text:span> oder <text:span text:style-name="T1">Wenn Träume fliegen lernen</text:span> gesehen.</text:p>
          </draw:text-box>
        </draw:frame>
        <draw:frame draw:style-name="gr4" draw:text-style-name="P4" draw:layer="layout" svg:width="10.75cm" svg:height="6.047cm" svg:x="10.5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7T10:15:00.676460575</dc:date>
    <meta:editing-duration>PT19M37S</meta:editing-duration>
    <meta:editing-cycles>10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1cm" svg:height="6.048cm" xlink:href="." xlink:type="simple" chart:class="chart:bar" chart:style-name="ch1">
        <chart:legend chart:legend-position="end" svg:x="8.696cm" svg:y="2.725cm" style:legend-expansion="high" chart:style-name="ch2"/>
        <chart:plot-area chart:style-name="ch3" svg:x="0.215cm" svg:y="0.12cm" svg:width="8.266cm" svg:height="5.808cm">
          <chart:coordinate-region svg:x="0.849cm" svg:y="0.319cm" svg:width="7.632cm" svg:height="3.91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